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Source Sans Pro" svg:font-family="'Source Sans Pro', sans-serif"/>
    <style:font-face style:name="helvetica" svg:font-family="helvetica, arial"/>
    <style:font-face style:name="inherit" svg:font-family="inherit"/>
    <style:font-face style:name="var font-family-headings" svg:font-family="'var font-family-headings', 'var font-family-base', 'Open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Text_20_body">
      <style:paragraph-properties fo:margin-left="0in" fo:margin-right="0in" fo:margin-top="0in" fo:margin-bottom="0in" fo:text-align="start" style:justify-single-word="false" fo:text-indent="0in" style:auto-text-indent="false" fo:padding="0in" fo:border="none"/>
      <style:text-properties fo:color="#000000"/>
    </style:style>
    <style:style style:name="P3" style:family="paragraph" style:parent-style-name="Text_20_body" style:list-style-name="L4">
      <style:paragraph-properties fo:margin-left="0in" fo:margin-right="0in" fo:margin-top="0in" fo:margin-bottom="0in" fo:text-align="start" style:justify-single-word="false" fo:text-indent="0in" style:auto-text-indent="false" fo:padding="0in" fo:border="none"/>
      <style:text-properties fo:color="#000000"/>
    </style:style>
    <style:style style:name="P4" style:family="paragraph" style:parent-style-name="Text_20_body" style:list-style-name="L6">
      <style:paragraph-properties fo:margin-left="0in" fo:margin-right="0in" fo:margin-top="0in" fo:margin-bottom="0in" fo:text-align="start" style:justify-single-word="false" fo:text-indent="0in" style:auto-text-indent="false" fo:padding="0in" fo:border="none"/>
      <style:text-properties fo:color="#000000"/>
    </style:style>
    <style:style style:name="P5" style:family="paragraph" style:parent-style-name="Text_20_body" style:list-style-name="L8">
      <style:paragraph-properties fo:margin-left="0in" fo:margin-right="0in" fo:margin-top="0in" fo:margin-bottom="0in" fo:text-align="start" style:justify-single-word="false" fo:text-indent="0in" style:auto-text-indent="false" fo:padding="0in" fo:border="none"/>
      <style:text-properties fo:color="#000000"/>
    </style:style>
    <style:style style:name="P6" style:family="paragraph" style:parent-style-name="Text_20_body">
      <style:paragraph-properties fo:margin-left="0in" fo:margin-right="0in" fo:margin-top="0in" fo:margin-bottom="0in" fo:line-height="100%" fo:text-indent="0in" style:auto-text-indent="false" fo:padding="0in" fo:border="none"/>
      <style:text-properties fo:color="#000000" style:font-name="inherit" fo:font-size="15.75pt" fo:font-weight="bold"/>
    </style:style>
    <style:style style:name="P7" style:family="paragraph" style:parent-style-name="Text_20_body">
      <style:paragraph-properties fo:margin-left="0in" fo:margin-right="0in" fo:margin-top="0in" fo:margin-bottom="0in" fo:line-height="100%" fo:text-indent="0in" style:auto-text-indent="false" fo:padding="0in" fo:border="none"/>
      <style:text-properties fo:color="#000000" style:font-name="inherit" fo:font-size="13.5pt" fo:font-weight="bold"/>
    </style:style>
    <style:style style:name="P8" style:family="paragraph" style:parent-style-name="Text_20_body">
      <style:paragraph-properties fo:margin-left="0in" fo:margin-right="0in" fo:margin-top="0in" fo:margin-bottom="0in" fo:text-align="start" style:justify-single-word="false" fo:text-indent="0in" style:auto-text-indent="false" fo:padding="0in" fo:border="none"/>
      <style:text-properties fo:color="#000000" fo:language="en" fo:country="US"/>
    </style:style>
    <style:style style:name="P9" style:family="paragraph" style:parent-style-name="Text_20_body">
      <style:paragraph-properties fo:margin-left="0in" fo:margin-right="0in" fo:margin-top="0in" fo:margin-bottom="0in" fo:line-height="100%" fo:text-align="start" style:justify-single-word="false" fo:text-indent="0in" style:auto-text-indent="false" fo:padding="0in" fo:border="none"/>
      <style:text-properties fo:color="#000000" style:font-name="Times New Roman" fo:font-size="12pt" fo:language="en" fo:country="US" fo:font-weight="normal" style:font-size-asian="12pt" style:font-weight-asian="normal" style:font-size-complex="12pt" style:font-weight-complex="normal"/>
    </style:style>
    <style:style style:name="P10" style:family="paragraph" style:parent-style-name="Text_20_body">
      <style:paragraph-properties fo:margin-left="0in" fo:margin-right="0in" fo:margin-top="0in" fo:margin-bottom="0in" fo:line-height="100%" fo:text-indent="0in" style:auto-text-indent="false" fo:padding="0in" fo:border="none"/>
      <style:text-properties fo:color="#000000" style:font-name="Times New Roman" fo:font-size="12pt" fo:font-weight="normal" style:font-size-asian="12pt" style:font-weight-asian="normal" style:font-size-complex="12pt" style:font-weight-complex="normal"/>
    </style:style>
    <style:style style:name="P11" style:family="paragraph" style:parent-style-name="Text_20_body">
      <style:paragraph-properties fo:margin-left="0in" fo:margin-right="0in" fo:margin-top="0in" fo:margin-bottom="0in" fo:text-align="start" style:justify-single-word="false" fo:text-indent="0in" style:auto-text-indent="false" fo:padding="0in" fo:border="none"/>
    </style:style>
    <style:style style:name="P12" style:family="paragraph" style:parent-style-name="Text_20_body">
      <style:paragraph-properties fo:margin-left="0in" fo:margin-right="0in" fo:margin-top="0in" fo:margin-bottom="0in" fo:text-align="start" style:justify-single-word="false" fo:text-indent="0in" style:auto-text-indent="false" fo:padding="0in" fo:border="none"/>
      <style:text-properties fo:color="#0e101a" fo:background-color="transparent"/>
    </style:style>
    <style:style style:name="P13" style:family="paragraph" style:parent-style-name="Text_20_body">
      <style:paragraph-properties fo:margin-left="0in" fo:margin-right="0in" fo:margin-top="0in" fo:margin-bottom="0in" fo:line-height="100%" fo:text-indent="0in" style:auto-text-indent="false" fo:padding="0in" fo:border="none"/>
    </style:style>
    <style:style style:name="P14" style:family="paragraph" style:parent-style-name="Text_20_body">
      <style:paragraph-properties fo:margin-top="0in" fo:margin-bottom="0in" fo:background-color="transparent">
        <style:background-image/>
      </style:paragraph-properties>
      <style:text-properties fo:color="#0e101a" fo:background-color="transparent"/>
    </style:style>
    <style:style style:name="P15" style:family="paragraph" style:parent-style-name="Text_20_body" style:list-style-name="L9">
      <style:paragraph-properties fo:margin-top="0in" fo:margin-bottom="0in" fo:background-color="transparent">
        <style:background-image/>
      </style:paragraph-properties>
      <style:text-properties fo:color="#0e101a" fo:background-color="transparent"/>
    </style:style>
    <style:style style:name="P16" style:family="paragraph" style:parent-style-name="Text_20_body" style:list-style-name="L9">
      <style:paragraph-properties fo:margin-top="0in" fo:margin-bottom="0in" fo:background-color="transparent">
        <style:background-image/>
      </style:paragraph-properties>
      <style:text-properties fo:color="#0e101a"/>
    </style:style>
    <style:style style:name="P17" style:family="paragraph" style:parent-style-name="Text_20_body" style:list-style-name="L3">
      <style:paragraph-properties fo:margin-top="0in" fo:margin-bottom="0.0937in" fo:padding="0in" fo:border="none"/>
      <style:text-properties fo:color="#000000"/>
    </style:style>
    <style:style style:name="P18" style:family="paragraph" style:parent-style-name="Text_20_body" style:list-style-name="L5">
      <style:paragraph-properties fo:margin-top="0in" fo:margin-bottom="0.0937in" fo:padding="0in" fo:border="none"/>
      <style:text-properties fo:color="#000000"/>
    </style:style>
    <style:style style:name="P19" style:family="paragraph" style:parent-style-name="Text_20_body" style:list-style-name="L7">
      <style:paragraph-properties fo:margin-top="0in" fo:margin-bottom="0.0937in" fo:padding="0in" fo:border="none"/>
      <style:text-properties fo:color="#000000"/>
    </style:style>
    <style:style style:name="P20" style:family="paragraph" style:parent-style-name="Heading_20_1">
      <style:text-properties fo:color="#000000" style:font-name="inherit" fo:font-size="18.75pt" fo:font-weight="bold"/>
    </style:style>
    <style:style style:name="P21" style:family="paragraph" style:parent-style-name="Heading_20_5">
      <style:paragraph-properties fo:margin-left="0in" fo:margin-right="0in" fo:margin-top="0in" fo:margin-bottom="0in" fo:line-height="100%" fo:text-indent="0in" style:auto-text-indent="false" fo:padding="0in" fo:border="none"/>
      <style:text-properties fo:color="#000000" style:font-name="inherit" fo:font-size="10.5pt" fo:font-style="italic" fo:font-weight="bold"/>
    </style:style>
    <style:style style:name="P22" style:family="paragraph" style:parent-style-name="Heading_20_2">
      <style:paragraph-properties fo:margin-left="0in" fo:margin-right="0in" fo:margin-top="0in" fo:margin-bottom="0in" fo:line-height="100%" fo:text-indent="0in" style:auto-text-indent="false" fo:padding="0in" fo:border="none"/>
      <style:text-properties fo:color="#000000" style:font-name="inherit" fo:font-size="15.75pt" fo:font-weight="bold"/>
    </style:style>
    <style:style style:name="P23" style:family="paragraph" style:parent-style-name="Heading_20_3">
      <style:paragraph-properties fo:margin-left="0in" fo:margin-right="0in" fo:margin-top="0in" fo:margin-bottom="0in" fo:line-height="100%" fo:text-indent="0in" style:auto-text-indent="false" fo:padding="0in" fo:border="none"/>
      <style:text-properties fo:color="#000000" style:font-name="inherit" fo:font-size="13.5pt" fo:font-weight="bold"/>
    </style:style>
    <style:style style:name="P24" style:family="paragraph" style:parent-style-name="Heading_20_4">
      <style:paragraph-properties fo:margin-left="0in" fo:margin-right="0in" fo:margin-top="0in" fo:margin-bottom="0in" fo:line-height="100%" fo:text-indent="0in" style:auto-text-indent="false" fo:padding="0in" fo:border="none"/>
      <style:text-properties fo:color="#000000" style:font-name="inherit" fo:font-size="10.5pt" fo:font-weight="bold"/>
    </style:style>
    <style:style style:name="T1" style:family="text">
      <style:text-properties fo:color="#000000"/>
    </style:style>
    <style:style style:name="T2" style:family="text">
      <style:text-properties fo:color="#000000" fo:font-style="italic"/>
    </style:style>
    <style:style style:name="T3" style:family="text">
      <style:text-properties fo:color="#000000" style:font-name="Times New Roman" fo:font-size="12pt" fo:language="en" fo:country="US" fo:font-weight="normal" style:font-size-asian="12pt" style:font-weight-asian="normal" style:font-size-complex="12pt" style:font-weight-complex="normal"/>
    </style:style>
    <style:style style:name="T4" style:family="text">
      <style:text-properties fo:color="#000000" style:font-name="Times New Roman" fo:font-size="12pt" fo:language="en" fo:country="US" fo:font-weight="normal" fo:background-color="transparent" style:font-size-asian="12pt" style:font-weight-asian="normal" style:font-size-complex="12pt" style:font-weight-complex="normal"/>
    </style:style>
    <style:style style:name="T5" style:family="text">
      <style:text-properties fo:color="#000000" style:font-name="Times New Roman" fo:font-size="12pt" fo:language="ru" fo:country="RU" fo:font-weight="normal" fo:background-color="transparent" style:font-size-asian="12pt" style:font-weight-asian="normal" style:font-size-complex="12pt" style:font-weight-complex="normal"/>
    </style:style>
    <style:style style:name="T6" style:family="text">
      <style:text-properties fo:font-variant="normal" fo:text-transform="none" fo:color="#000000" style:font-name="Times New Roman" fo:letter-spacing="normal" fo:language="en" fo:country="US" fo:font-style="normal"/>
    </style:style>
    <style:style style:name="T7" style:family="text">
      <style:text-properties fo:language="ru" fo:country="RU"/>
    </style:style>
    <style:style style:name="T8" style:family="text">
      <style:text-properties fo:language="ru" fo:country="RU" style:font-size-asian="12pt" style:font-weight-asian="normal" style:font-size-complex="12pt" style:font-weight-complex="normal"/>
    </style:style>
    <style:style style:name="T9" style:family="text">
      <style:text-properties fo:language="en" fo:country="US"/>
    </style:style>
    <style:style style:name="T10" style:family="text">
      <style:text-properties fo:language="en" fo:country="US" style:font-size-asian="12pt" style:font-weight-asian="normal" style:font-size-complex="12pt" style:font-weight-complex="normal"/>
    </style:style>
    <style:style style:name="T11" style:family="text">
      <style:text-properties fo:language="en" fo:country="US" fo:background-color="transparent"/>
    </style:style>
    <style:style style:name="T12" style:family="text">
      <style:text-properties fo:background-color="transparen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ES – THE DNA OF THE SOUL</text:p>
      <text:p text:style-name="Standard"/>
      <text:h text:style-name="P20" text:outline-level="1"><text:bookmark text:name="1-Aims,-objectives-and-background"/>1 Aims, objectives and background</text:h>
      <text:h text:style-name="P22" text:outline-level="2"><text:bookmark text:name="1.1-Introduction"/>1.1 <text:span text:style-name="T9">Project background</text:span></text:h>
      <text:p text:style-name="P11"><text:span text:style-name="T1"><text:tab/></text:span><text:span text:style-name="T6">“The Only Constant in Life Is Change” - these words are associated with the ancient Greek philosopher Heraclitus[1]. But the truth of that phrase is still very relevant today, and it can be associated with every aspect of our life, and culture is no exception. Technology made a very big impact on our lives, and the digital era requires appropriate “digital” culture. Internet memes are phenomena that started as a simple idea that grew into something bigger. <text:line-break/><text:tab/>The oxford dictionary defines a meme as “an idea that is passed from one member of society to another, not in the genes but often by people copying it” or “an image, a video, a piece of text, etc. that is passed very quickly from one internet user to another, often with slight changes that make it humorous” for the internet meme[2]. I have been fascinated with this topic, but unfortunately, it doesn't get enough coverage in scientific papers. Even among these scares papers, the majority of works related to social implications like cultural shifts and public taste[3]. But there are not many works that tap into the reasons why some images or videos become cult classics, while others struggle to become even relatively popular. There are some works that focus on the popularity of the other digital content from the independent creators (like YouTube videos or Twitter posts) but not that much is going on for the internet memes[4].<text:line-break/><text:tab/>Because of this, I decided to use statistical and data science techniques to analyze the internet meme data and try to find the reasons behind their popularity.</text:span></text:p>
      <text:p text:style-name="P11"><text:span text:style-name="T6"/></text:p>
      <text:h text:style-name="P22" text:outline-level="2">1.2 Aims and objectives</text:h>
      <text:p text:style-name="P12"><text:span text:style-name="T9"><text:tab/>Understanding the reasons behind popularity can help us better understand ourselves: what is catching our interest, how do our preferences change with time, what preferences are general for the wide audience and what is better suited for the specific groups? My aim for this research is to analyze the big body of statistical data for internet memes, identify the popular trends among them and determine the factors that can explain their popularity (or lack of it). To analyze the memes I plan to investigate the metadata that comes along with each internet meme and try to find the potential correlation between these metadata pieces and popularity.</text:span></text:p>
      <text:p text:style-name="P14">To reach these aims I plan completion of the following objectives:</text:p>
      <text:list xml:id="list4872080021640990802" text:style-name="L9">
        <text:list-item>
          <text:p text:style-name="P15">Discover and acquire the dataset that will be appropriate for the task;</text:p>
        </text:list-item>
        <text:list-item>
          <text:p text:style-name="P15">Decide on methodology and metrics that will be used to analyze the popularity and the underlying factors;</text:p>
        </text:list-item>
        <text:list-item>
          <text:p text:style-name="P15">Explore, verify and format the dataset for the further analysis;</text:p>
        </text:list-item>
        <text:list-item>
          <text:p text:style-name="P15">Inspect and analyze the data: check what data do we have, how it can be used to achieve our goal, and what possible information we can gather from it;</text:p>
        </text:list-item>
        <text:list-item>
          <text:p text:style-name="P16"><text:span text:style-name="T12">Make a conclusions about the link between the popularity and other factors and lay out the foundation for further analysis in this research field;</text:span></text:p>
        </text:list-item>
      </text:list>
      <text:list xml:id="list871686477384477338" text:style-name="L8">
        <text:list-header>
          <text:p text:style-name="P5"><text:span text:style-name="T9">It should be noted, that in scope of this work I will focus on the metadata and correlation between different factors. The semantic analysis is out of the scope of this research, but I will give some implications, that will connect this research with the idea of one focused on the content of memes.</text:span></text:p>
        </text:list-header>
      </text:list>
      <text:h text:style-name="P22" text:outline-level="2"><text:bookmark text:name="1.3-Data"/>1.3 Data</text:h>
      <text:p text:style-name="P6"/>
      <text:h text:style-name="P23" text:outline-level="3"><text:bookmark text:name="1.3.1-Data-requirements"/><text:soft-page-break/>1.3.1 Data <text:span text:style-name="T11">relevance</text:span></text:h>
      <text:p text:style-name="P7"><text:tab/></text:p>
      <text:p text:style-name="P10"><text:tab/>Because internet memes is folklore in nature there is no single source that we can trace back to collect required data. But hopefully there are several resources that keep track and aggregate internet memes (at least big chunk of it) that we can use to get related information. I looked up several resources, but sill describe my decision based on the 3 biggest ones. </text:p>
      <text:p text:style-name="P10"><text:tab/>First one: “Know your Meme” is a website that serves as a database of internet memes and other popular online materials[5]. It is dedicated to the documenting Internet phenomena, stores a big amounts of data, categorizes them and such naturally can provide a great foundation for this work. The only problem with using this source is that it designed for the viewing purposes and there is no easy access to the database – no direct download links, no API to get it through. </text:p>
      <text:p text:style-name="P10"><text:tab/>Second potential data source that I analyzed is “Memebase”[6] – it is the same idea as the previous one, but worse. There almost no metadata besides information about the authorship and<text:span text:style-name="T9"> origin, and also no</text:span><text:span text:style-name="T7"> </text:span><text:span text:style-name="T9">reliable way to pull out data. So even if I decide to scrape this web resource, there is no much to work with.</text:span></text:p>
      <text:p text:style-name="P10"><text:span text:style-name="T9"><text:tab/>The last source that I want to discuss is “Imgflip”[7] – this resource is a little bit different. It is oriented on the creation of images, animations, charts, etc</text:span><text:span text:style-name="T7">. </text:span><text:span text:style-name="T9">But it also contains a great amount of internet memes as templates and have a popularity rating. The problem with this source is the same as with the last one – this resource is more concerned with content of the memes and doesn't provide a lot of information to work with (even popularity score is hidden for the user) in terms of metadata analysis.</text:span></text:p>
      <text:p text:style-name="P10"><text:span text:style-name="T9"><text:tab/>Based on this I decided to collect data from the “Know your Meme” web site, because this resource had maximum amount of information about the memes and had a very big database of entries.</text:span></text:p>
      <text:p text:style-name="P10"><text:span text:style-name="T9">To get this data from the website I used a simple web scraping script. </text:span></text:p>
      <text:p text:style-name="P10"><text:span text:style-name="T9"><text:tab/><text:tab/><text:tab/><text:tab/><text:tab/><text:tab/>SCRIPT</text:span></text:p>
      <text:p text:style-name="P10"><text:span text:style-name="T9"><text:tab/>I was able to get the data, but the problem arose when I modified it to increase performance of the data scrape – their “DDOS protection” system blocked my IP address several times for suspicion of malevolent activity. I used multiple threads to make several requests each time, but got blocked [SCREENSHOT]. So I was left with 2 options: to collect data in small portions over big time frame or find another solution. I started with the option 1 and tried to find some other way to get access to their data other than scraping. Luckily, I was able to find that someone already scrapped a great amount of meme data from this site and put on Kaggle [8, </text:span><text:a xlink:type="simple" xlink:href="https://www.kaggle.com/datasets/podsyp/a-lot-of-memes-info-stats" text:style-name="Internet_20_link" text:visited-style-name="Visited_20_Internet_20_Link">https://www.kaggle.com/datasets/podsyp/a-lot-of-memes-info-stats</text:a><text:span text:style-name="T9">]. </text:span></text:p>
      <text:p text:style-name="P10"><text:span text:style-name="T9"><text:tab/>The only downside is that this dataset is a bit outdated (2020), but for our mission (to find possible correlation between factors and analyze the effect) it is good enough. I tried to find other datasets containing information about internet memes, but failed to do so, so I cant compare my dataset to other ones, but can confirm that this one satisfy all requirements for this research. </text:span></text:p>
      <text:p text:style-name="P13"><text:span text:style-name="T10"><text:tab/>There are 1</text:span><text:span text:style-name="T8">4</text:span><text:span text:style-name="T10"> columns (columns are related to different ) in this dataset that contain more than 25.5 hundreds of entries. To make dataset satisfy the size requirement I dropped 2 colu</text:span><text:span text:style-name="T3">mns (</text:span><text:span text:style-name="T4">origin,other_text) that contain small text <text:s/>explanation of origins and contain references, because this information add a lot of weight </text:span><text:span text:style-name="T5">(</text:span><text:span text:style-name="T4">in megabytes) while almost certainly not affecting the popularity of the meme itself. The both original data file and <text:s/>The data</text:span></text:p>
      <text:p text:style-name="P10"><text:span text:style-name="T9"><text:tab/></text:span></text:p>
      <text:p text:style-name="P7"/>
      <text:p text:style-name="P10"><text:tab/></text:p>
      <text:p text:style-name="P10"/>
      <text:p text:style-name="P9"><text:tab/>The first challenge for this research is to find the right data that can be analyzed. As I stated before, internet memes are mostly just an image with a few lines of text and such content is not very informative. There is possibility to use machine learning to analyze different images, read the text <text:soft-page-break/>content from them and use NLP methods to carry out the sentiment analysis. </text:p>
      <text:p text:style-name="P9"><text:tab/>One problem with content research is that many images used are copy right protected and it can be hard to find the original, because the memes are one of the big examples of so-called “remix culture”[5]. Another problem is that content of the memes can be not very ethical: there are a lot of memes the can be viewed as discriminating based on race, gender, age, religious beliefs and so on[]. Because of this, and decided to analyze not memes themselves, but rather metadata that carry some additional but valuable information. <text:s/></text:p>
      <text:p text:style-name="P9"><text:tab/></text:p>
      <text:p text:style-name="P8"><text:tab/>The data is the base of any research, and because of that the quality and quantity of data directly affects the results of the analysis. Big dataset lower the chance of the variance in the data and thus increasing the accuracy[5]. Because of this, one of requirements for the dataset is the big amount of data to lower the chance of statistical error or bias affecting our results. </text:p>
      <text:p text:style-name="P8"/>
      <text:p text:style-name="P8"/>
      <text:p text:style-name="P2">Four publications were chosen because with more than four publications, it becomes difficult to directly compare the style of editors to each other and explore each one in depth. Graphs and visualisations become more crowded, making it less easy for readers to easy interpret information.</text:p>
      <text:p text:style-name="P2">I decided each of the publications should have an equal number of articles, even if this results in an uneven number of total words. This is because one of the techniques I am planning to use within the project is TF-IDF, which in part relies on number of corpora a term appears in. In this context, TF-IDF results would be skewed if some editors were over-represented in regards to number of articles, and others under-represented. Other techniques I plan to use should not be impacted by an unequal number of words across the corpora.</text:p>
      <text:h text:style-name="P23" text:outline-level="3"><text:bookmark text:name="1.3.2-Choice-of-publications"/>1.3.2 Choice of publications</text:h>
      <text:p text:style-name="P2">Article sources and political editors chosen:</text:p>
      <text:list xml:id="list3342619636476023048" text:style-name="L3">
        <text:list-item>
          <text:p text:style-name="P17">Selection of authord redacted</text:p>
        </text:list-item>
      </text:list>
      <text:p text:style-name="P2">In order to examine different journalistic voices, it made sense to have publications with different affiliations, priorities and audiences:</text:p>
      <text:list xml:id="list673330791757175819" text:style-name="L4">
        <text:list-item>
          <text:p text:style-name="P3">BBC News is by far the most popular website or app for news in the UK. According to the 2021 Ofcom report about news consumption in the UK [2], 67% of people who use websites or apps for news use the BBC. The BBC is designed to appeal to as many people in the UK as possible. One of their key values is impartiality [3].</text:p>
        </text:list-item>
        <text:list-item>
          <text:p text:style-name="P3">The Guardian is one of the 4 most popular news websites or apps in the UK, with the majority of it's readership now accessing content online rather than through print newspapers [2]. It is generally considered left-centrist [4].</text:p>
        </text:list-item>
        <text:list-item>
          <text:p text:style-name="P3">The Sun is not one of the 15 most popular news websites or apps in the UK, but remains popular in print format, with only about a quarter of it's readership accessing content online [2]. It is generally considered right-leaning [4].</text:p>
        </text:list-item>
        <text:list-item>
          <text:p text:style-name="P3">The Daily Mirror (referred to simply as the 'Mirror' from this point) was selected as, like the Sun, it is a tabloid newspaper which now publishes content online. It is not one of the 15 most popular news websites or apps in the UK, and only about a third of it's readership accesses content online [2]. In contrast to the Sun, which is considered right-leaning, the Mirror is considered left-leaning [4], meaning they have likely have different audiences.</text:p>
        </text:list-item>
      </text:list>
      <text:p text:style-name="P2">The Daily Mail was originally chosen as one of the four publications. Their terms and conditions did not forbid webscraping, however, did specify that consent was required to use the content of their websites even for personal and non-commercial use. Consent was requested, and the DMG Media (who own the Daily Mail) licensing team specified the usage fee was £10 per article, which was not feasible.</text:p>
      <text:p text:style-name="P2"><text:soft-page-break/>As it took some time for the licensing team to respond, I had already written a function for extracting data from scraped Daily Mail webpages in the hope that consent would be granted. I have kept this function within this document, although it is not used.</text:p>
      <text:h text:style-name="P23" text:outline-level="3"><text:bookmark text:name="1.3.3-Choice-of-articles:-methodology"/>1.3.3 Choice of articles: methodology</text:h>
      <text:p text:style-name="P2">For each political editor, their 25 most recent articles were selected on the basis that:</text:p>
      <text:list xml:id="list6647138708228871811" text:style-name="L5">
        <text:list-item>
          <text:p text:style-name="P18">The political editor was listed as the sole author of the article</text:p>
        </text:list-item>
        <text:list-item>
          <text:p text:style-name="P18">The article text was the main element of the article (e.g. the text was not a companion piece to a podcast)</text:p>
        </text:list-item>
        <text:list-item>
          <text:p text:style-name="P18">UK politics was a major focus of the article (e.g. an article focusing primarily on China's nuclear program, with a short quote from someone within the UK government, was excluded). This is because the vast majority of articles (over 95%) focused specifically on UK politics, and including a few articles where this was not a major focus of the article would have created outliers which would have made comparative analysis more difficult in places.</text:p>
        </text:list-item>
      </text:list>
      <text:p text:style-name="P2">Each article needed to be located, checked for suitability individually and added to the URLs CSV. This takes 2-5 minutes per article depending on the depth an article needs to be checked. Working at speed, the average time spent locating, checking and adding each URL is approximately 3 minutes. Four editors at 25 articles each is 300 minutes (5 hours). Assuming 25-30 hours is a ballpark estimate for number of hours required for a project proposal, it seems reasonable not to spend more than 20% of that time to compile the list of URLs to use within the project.</text:p>
      <text:h text:style-name="P23" text:outline-level="3"><text:bookmark text:name="1.3.4-Limitations-and-constraints-of-the-data"/>1.3.4 Limitations and constraints of the data</text:h>
      <text:h text:style-name="P24" text:outline-level="4"><text:bookmark text:name="1.3.4.1-Time-periods-covered-by-the-corpora"/>1.3.4.1 Time periods covered by the corpora</text:h>
      <text:h text:style-name="P21" text:outline-level="5"><text:bookmark text:name="Shortness-of-the-time-period-covered"/>Shortness of the time period covered</text:h>
      <text:p text:style-name="P2">The articles which will be used were published over a maximum period of 4 months. This means we will be examining the voice and writing style of each political editor in the last few months, rather than their career as a political editor overall.</text:p>
      <text:p text:style-name="P2">Different events and topics may influence a publication and editor's writing style. An editor may feel some topics warrant a relatively polite and neutrally-worded account, while with others allow them to write more affective pieces. A publication's stance (or agenda) on certain topics may also influence writing style - an article where a publication encourages their readers to lobby for change will have a different style to one which is simply reporting information in which the editor or publication has little investment.</text:p>
      <text:p text:style-name="P2">Therefore the level of affectivity, politeness and other metrics we can measure could be different for a corpus of 25 articles from a different time period.</text:p>
      <text:p text:style-name="P2">Examining a greater number of articles for each author over a larger time period (for example at least two or three years) would yield a much more accurate analysis of their journalistic style. It is not possible here due to time and resource constraints, therefore conclusions risk being unrepresentative of an editor's journalistic style and voice.</text:p>
      <text:h text:style-name="P21" text:outline-level="5"><text:bookmark text:name="Difference-in-time-periods-covered-by-different-publications"/>Difference in time periods covered by different publications</text:h>
      <text:p text:style-name="P2">One issue with the data which was identified after the URLs had been compiled was that all the editors published articles at different rates.</text:p>
      <text:p text:style-name="P2">For example, the 25 most recent BBC articles which fit the criteria specified covered a period from early July to late October. The 25 most recent Guardian articles fitting the criteria, on the contrary, cover a period from 21 September to 27 October. The Sun and Mirror corpora had timeframes more similar to the Guardian than the BBC.</text:p>
      <text:p text:style-name="P2">In an ideal scenario, each of the corpora would span over the same time period. One solution would be to gather all the URLs which fit the criteria for inclusion in a certain time period, and then for each <text:soft-page-break/>publication randomly select 25 articles to use within the project. Given the time it took to collect the 100 URLs we are using for this project (over 5 hours), and the fact that it is likely it would take two to four times as long to implement this 'ideal solution' for choice of URLs, we have to accept the limitation of uneven time periods.</text:p>
      <text:h text:style-name="P24" text:outline-level="4"><text:bookmark text:name="1.3.4.2-Uncertain-authorship"/>1.3.4.2 Uncertain authorship</text:h>
      <text:p text:style-name="P11"><text:span text:style-name="T1">Each article has been chosen so that the political editor is listed as the sole author. However, in some news agencies, there is a practice of adding the political editor of a publication as an author when the article was written by a more junior colleague [5], or articles are otherwise misattributed (e.g. neglecting to add other journalists as authors, even if they have worked on a piece). It is impossible for us to identify articles which may not have been solely written by the political editor of a publication, so we cannot mitigate this issue. However, at the least, we expect that if an article is attributed solely to a political editor, that editor has (a) reviewed the article, and (b) feel it reflects their voice and writing style sufficiently to allow it to be published under their name. In this sense, the project can be viewed as examining the voice of a political editor as an </text:span><text:span text:style-name="Emphasis"><text:span text:style-name="T2">entity</text:span></text:span><text:span text:style-name="T1"> of the publication, rather than one specific person.</text:span></text:p>
      <text:h text:style-name="P22" text:outline-level="2"><text:bookmark text:name="1.4-Ethical-considerations"/>1.4 Ethical considerations</text:h>
      <text:h text:style-name="P23" text:outline-level="3"><text:bookmark text:name="1.4.1-Use-of-article-text"/>1.4.1 Use of article text</text:h>
      <text:p text:style-name="P2">None of the websites has a clause forbidding webscraping in their terms and conditions. Additionally, I checked the robots.txt of each website to ensure there was no Disallow clause on the sections of the websites I wanted to scrape.</text:p>
      <text:p text:style-name="P2">Consent to use content:</text:p>
      <text:list xml:id="list171953799456441549" text:style-name="L6">
        <text:list-item>
          <text:p text:style-name="P4">The BBC terms and conditions specify that consent must be sought to use content from the BBC website. Permission was sought from the BBC News Permission Team. Consent to use the text of the articles was granted.</text:p>
        </text:list-item>
        <text:list-item>
          <text:p text:style-name="P4">The Guardian terms and conditions state content use is allowed for 'personal and non-commercial use, provided you maintain and abide by any author attribution, copyright or trademark notice or restriction in any material that you download'.</text:p>
        </text:list-item>
        <text:list-item>
          <text:p text:style-name="P4">The Sun terms and conditions specify that users are permitted to use services and intellectual property for personal, private and non-commercial purposes.</text:p>
        </text:list-item>
        <text:list-item>
          <text:p text:style-name="P4">The Mirror terms and conditions state that 'you may download and print portions of the Site for your personal, non-commercial use.'</text:p>
        </text:list-item>
      </text:list>
      <text:p text:style-name="P2">All data, including author attribution, is in the public sphere, so no anonymisation of data is required.</text:p>
      <text:h text:style-name="P23" text:outline-level="3"><text:bookmark text:name="1.4.2-Use-of-logos-and-other-images"/>1.4.2 Use of logos and other images</text:h>
      <text:p text:style-name="P2">The BBC, Guardian, Sun and Mirror logos are used later in this document, as well as an image of the BBC News globe. These images are used under the 'Fair Dealing' exception to copyright which allows copyrighted material to be used without seeking consent in certain limited circumstances, one of which is 'research and private study' [6].</text:p>
      <text:h text:style-name="P23" text:outline-level="3"><text:bookmark text:name="1.4.3-Onward-use-/-reuseage-of-data-and-derived-data"/>1.4.3 Onward use / reuseage of data and derived data</text:h>
      <text:p text:style-name="P2">Any person desiring to use the source data (that is, the article text) would need to abide by the terms and conditions of each publication at the time, and independently seek permission for use where required. Data derived from the source text which contains words from the source would fall under the same restrictions as the source text.</text:p>
      <text:p text:style-name="P2">Analysis and conclusions are my own.</text:p>
      <text:h text:style-name="P23" text:outline-level="3"><text:bookmark text:name="1.4.4-Potential-impacts-of-using-article-data-for-the-proposes-analyses"/>1.4.4 Potential impacts of using article data for the proposes analyses</text:h>
      <text:p text:style-name="P2">Some data uses have potentially negative impacts on people or businesses, such as perpetuating harmful and incorrect assumptions, or causing loss of revenue.</text:p>
      <text:p text:style-name="P2"><text:soft-page-break/>I have assessed the potential harms of this project, and the way it will utilise the source data, as minimal for the following reasons:</text:p>
      <text:list xml:id="list1441256060041970706" text:style-name="L7">
        <text:list-item>
          <text:p text:style-name="P19">This project will focus on analysing objective features of text, rather than make judgements about the political editors who wrote them, their publications, the publication's readership or any other persons.</text:p>
        </text:list-item>
        <text:list-item>
          <text:p text:style-name="P19">The conclusions of this project will not claim to be a fully representative analysis of any editor's journalistic style or voice. Limitations of the data used in this project have been outlined above. Limitations of techniques used will be discussed throughout the projec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Source Sans Pro" svg:font-family="'Source Sans Pro', sans-serif"/>
    <style:font-face style:name="helvetica" svg:font-family="helvetica, arial"/>
    <style:font-face style:name="inherit" svg:font-family="inherit"/>
    <style:font-face style:name="var font-family-headings" svg:font-family="'var font-family-headings', 'var font-family-base', 'Open Sans',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02T14:51:03.20</meta:creation-date>
    <meta:document-statistic meta:table-count="0" meta:image-count="0" meta:object-count="0" meta:page-count="6" meta:paragraph-count="82" meta:word-count="3178" meta:character-count="18618"/>
    <dc:date>2022-06-06T23:26:27.94</dc:date>
    <meta:editing-duration>PT4H44M21S</meta:editing-duration>
    <meta:editing-cycles>1</meta:editing-cycles>
    <meta:generator>OpenOffice/4.1.12$Win32 OpenOffice.org_project/4112m1$Build-9809</meta:generator>
  </office:meta>
</office:document-meta>
</file>